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-14021" calcext:value-type="float">
            <text:p>-14021</text:p>
          </table:table-cell>
          <table:table-cell/>
          <table:table-cell table:formula="of:=[.E91]-[.E90]" office:value-type="float" office:value="-10055" calcext:value-type="float">
            <text:p>-10055</text:p>
          </table:table-cell>
          <table:table-cell/>
          <table:table-cell table:formula="of:=[.H90]+[.G91]" office:value-type="float" office:value="22915" calcext:value-type="float">
            <text:p>22915</text:p>
          </table:table-cell>
          <table:table-cell/>
          <table:table-cell table:formula="of:=[.I91]-[.I90]" office:value-type="float" office:value="-35" calcext:value-type="float">
            <text:p>-3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22915" calcext:value-type="float">
            <text:p>22915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22915" calcext:value-type="float">
            <text:p>22915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22915" calcext:value-type="float">
            <text:p>22915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22915" calcext:value-type="float">
            <text:p>22915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22915" calcext:value-type="float">
            <text:p>22915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2915" calcext:value-type="float">
            <text:p>22915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2915" calcext:value-type="float">
            <text:p>22915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2915" calcext:value-type="float">
            <text:p>22915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2915" calcext:value-type="float">
            <text:p>22915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2915" calcext:value-type="float">
            <text:p>22915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2915" calcext:value-type="float">
            <text:p>22915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2915" calcext:value-type="float">
            <text:p>22915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2915" calcext:value-type="float">
            <text:p>22915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2915" calcext:value-type="float">
            <text:p>22915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2915" calcext:value-type="float">
            <text:p>22915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2915" calcext:value-type="float">
            <text:p>22915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2915" calcext:value-type="float">
            <text:p>22915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2915" calcext:value-type="float">
            <text:p>22915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 style:data-style-name="N2" text:time-value="02:18:16.218946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26T03:01:27.007780642</dc:date>
    <meta:editing-cycles>97</meta:editing-cycles>
    <meta:editing-duration>P18DT13H9S</meta:editing-duration>
    <meta:generator>LibreOffice/6.0.3.2$Linux_X86_64 LibreOffice_project/00m0$Build-2</meta:generator>
    <meta:document-statistic meta:table-count="1" meta:cell-count="97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